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f5a01" officeooo:paragraph-rsid="004f5a01"/>
    </style:style>
    <style:style style:name="T1" style:family="text">
      <style:text-properties officeooo:rsid="005060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Częsś content bloat na wykładach którą można wywalić to niepotrzebne przedstawianie siebie.<text:line-break/>Można to pominąć, warto o sobie wspomnieć na samym końcu wykładu.</text:p>
      <text:p text:style-name="P1">Wykładanie "na żywo" to jest bardzo nieefektywna metoda bo ciężko jest uniknąć niepotrzebnych "rozmówek" i innych zapychaczy.<text:line-break/>Lepiej by było zamiast wykładów stworzyć flmy podobne do topowych youtuberów edukacyjnych.<text:line-break/>Wykładowca za to powinien być na tutorialach, który powtarza to samo z mniejszą grupą.<text:span text:style-name="T1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7T16:37:19.657069453</dc:date>
    <meta:editing-duration>P1DT9H32M4S</meta:editing-duration>
    <meta:editing-cycles>44</meta:editing-cycles>
    <meta:document-statistic meta:table-count="0" meta:image-count="0" meta:object-count="0" meta:page-count="1" meta:paragraph-count="2" meta:word-count="66" meta:character-count="462" meta:non-whitespace-character-count="397"/>
  </office:meta>
</office:document-meta>
</file>